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9f72" officeooo:paragraph-rsid="001a9f72"/>
    </style:style>
    <style:style style:name="P2" style:family="paragraph" style:parent-style-name="Standard">
      <style:text-properties officeooo:rsid="001c79bf" officeooo:paragraph-rsid="001c79bf"/>
    </style:style>
    <style:style style:name="P3" style:family="paragraph" style:parent-style-name="Standard">
      <style:text-properties officeooo:rsid="001da8c7" officeooo:paragraph-rsid="001da8c7"/>
    </style:style>
    <style:style style:name="P4" style:family="paragraph" style:parent-style-name="Standard">
      <style:text-properties officeooo:rsid="001ef25b" officeooo:paragraph-rsid="001ef25b" fo:background-color="#ffff00"/>
    </style:style>
    <style:style style:name="P5" style:family="paragraph" style:parent-style-name="Standard">
      <style:text-properties officeooo:rsid="0020897e" officeooo:paragraph-rsid="0020897e" fo:background-color="#ffffff"/>
    </style:style>
    <style:style style:name="P6" style:family="paragraph" style:parent-style-name="Standard">
      <style:text-properties officeooo:rsid="0024d41b" officeooo:paragraph-rsid="0024d41b" fo:background-color="#ffffff"/>
    </style:style>
    <style:style style:name="P7" style:family="paragraph" style:parent-style-name="Standard">
      <style:text-properties officeooo:rsid="00266c85" officeooo:paragraph-rsid="00266c85" fo:background-color="#ffffff"/>
    </style:style>
    <style:style style:name="P8" style:family="paragraph" style:parent-style-name="Standard">
      <style:text-properties officeooo:rsid="001a9f72" officeooo:paragraph-rsid="001a9f72"/>
    </style:style>
    <style:style style:name="P9" style:family="paragraph" style:parent-style-name="Standard">
      <style:text-properties officeooo:rsid="00298d7d" officeooo:paragraph-rsid="00298d7d"/>
    </style:style>
    <style:style style:name="P10" style:family="paragraph" style:parent-style-name="Standard">
      <style:text-properties officeooo:rsid="001c79bf" officeooo:paragraph-rsid="001c79bf"/>
    </style:style>
    <style:style style:name="P11" style:family="paragraph" style:parent-style-name="Standard">
      <style:text-properties officeooo:rsid="001da8c7" officeooo:paragraph-rsid="001da8c7"/>
    </style:style>
    <style:style style:name="P12" style:family="paragraph" style:parent-style-name="Standard">
      <style:text-properties officeooo:rsid="00298d7d" officeooo:paragraph-rsid="00298d7d" fo:background-color="#ffff00"/>
    </style:style>
    <style:style style:name="P13" style:family="paragraph" style:parent-style-name="Standard">
      <style:text-properties officeooo:rsid="002b7bd1" officeooo:paragraph-rsid="002b7bd1"/>
    </style:style>
    <style:style style:name="P14" style:family="paragraph" style:parent-style-name="Standard">
      <style:text-properties officeooo:rsid="002b868e" officeooo:paragraph-rsid="002b868e"/>
    </style:style>
    <style:style style:name="P15" style:family="paragraph" style:parent-style-name="Standard">
      <style:text-properties officeooo:rsid="002b868e" officeooo:paragraph-rsid="002d5eca"/>
    </style:style>
    <style:style style:name="P16" style:family="paragraph" style:parent-style-name="Standard">
      <style:text-properties officeooo:rsid="002d8783" officeooo:paragraph-rsid="002d8783"/>
    </style:style>
    <style:style style:name="P17" style:family="paragraph" style:parent-style-name="Standard">
      <style:text-properties officeooo:rsid="003105b0" officeooo:paragraph-rsid="003105b0"/>
    </style:style>
    <style:style style:name="T1" style:family="text">
      <style:text-properties officeooo:rsid="001b4c9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d5eca"/>
    </style:style>
    <style:style style:name="T5" style:family="text">
      <style:text-properties officeooo:rsid="002f3f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SCRIPTS</text:p>
      <text:p text:style-name="P1"/>
      <text:p text:style-name="P1"><text:tab/><text:span text:style-name="T1">CREATE TABLE</text:span> CADASTRO(</text:p>
      <text:p text:style-name="P1"/>
      <text:p text:style-name="P1"><text:tab/>CPF char(11) NOT NULL ,</text:p>
      <text:p text:style-name="P1"><text:tab/>DataNascimento DATE NOT NULL,</text:p>
      <text:p text:style-name="P1"><text:tab/>Email varchar(100) NOT NULL UNIQUE,</text:p>
      <text:p text:style-name="P1"><text:tab/>Senha varchar(50) NOT NULL ,</text:p>
      <text:p text:style-name="P1"><text:tab/>Nome varchar(100) NOT NULL ,</text:p>
      <text:p text:style-name="P1"><text:tab/>Pais varchar(50) NOT NULL ,</text:p>
      <text:p text:style-name="P1"><text:tab/>Estado varchar(50) NOT NULL ,</text:p>
      <text:p text:style-name="P1"><text:tab/>Cidade varchar(50) NOT NULL ,</text:p>
      <text:p text:style-name="P1"><text:tab/>Bairro varchar(50) NOT NULL ,</text:p>
      <text:p text:style-name="P1"><text:tab/>Rua varchar(50) NOT NULL ,</text:p>
      <text:p text:style-name="P1"><text:tab/>Numero int ,</text:p>
      <text:p text:style-name="P1"><text:tab/>Complemento varchar(100) NOT NULL ,</text:p>
      <text:p text:style-name="P1"/>
      <text:p text:style-name="P1"><text:tab/>PRIMARY KEY(CPF)</text:p>
      <text:p text:style-name="P1"><text:tab/></text:p>
      <text:p text:style-name="P1">);</text:p>
      <text:p text:style-name="P1"/>
      <text:p text:style-name="P16">CREATE TABLE TELEFONE_CADASTRO(</text:p>
      <text:p text:style-name="P16"><text:tab/>Cpfcadastrado CHARACTER(11) NOT NULL UNIQUE,</text:p>
      <text:p text:style-name="P16"><text:s text:c="2"/><text:tab/>Telefone VARCHAR(15) NOT NULL,</text:p>
      <text:p text:style-name="P16"/>
      <text:p text:style-name="P16"><text:tab/>PRIMARY KEY (<text:span text:style-name="T5">C</text:span>pfcadastrado, <text:span text:style-name="T5">T</text:span>elefone) <text:s/>,</text:p>
      <text:p text:style-name="P16"><text:s text:c="11"/>FOREIGN KEY (Cpfcadastrado) REFERENCES CADASTRO (cpf) ,</text:p>
      <text:p text:style-name="P16"/>
      <text:p text:style-name="P16">);</text:p>
      <text:p text:style-name="P1"/>
      <text:p text:style-name="P1"/>
      <text:p text:style-name="P1"/>
      <text:p text:style-name="P13">CREATE TABLE DESPESA(</text:p>
      <text:p text:style-name="P13"><text:tab/>NotaFiscal VARCHAR(30) NOT NULL ,</text:p>
      <text:p text:style-name="P13"><text:tab/>Data DATE NOT NULL,</text:p>
      <text:p text:style-name="P13"><text:tab/>Valor REAL NOT NULL ,</text:p>
      <text:p text:style-name="P13"><text:tab/>Status BOOLEAN NOT NULL,</text:p>
      <text:p text:style-name="P13"><text:tab/></text:p>
      <text:p text:style-name="P13"><text:tab/>PRIMARY KEY(NotaFiscal)</text:p>
      <text:p text:style-name="P13">);</text:p>
      <text:p text:style-name="P1"/>
      <text:p text:style-name="P17">CREATE TABLE TEM_RESERVA(</text:p>
      <text:p text:style-name="P17"><text:tab/>CpfHospedePrincipal CHARACTER(11) NOT NULL ,</text:p>
      <text:p text:style-name="P17"><text:tab/>CodReserva INT ,</text:p>
      <text:p text:style-name="P17"/>
      <text:p text:style-name="P17"><text:tab/>PRIMARY KEY(CpfHospedePrincipal , CodReserva) ,</text:p>
      <text:p text:style-name="P17"><text:tab/>FOREIGN KEY(CpfHospedePrincipal) REFERENCES <text:tab/>HOSPEDE_PRINCIPAL(cpfcadastradohospede),</text:p>
      <text:p text:style-name="P17"><text:tab/>FOREIGN KEY(CodReserva) REFERENCES RESERVA(codigo)</text:p>
      <text:p text:style-name="P17"><text:tab/></text:p>
      <text:p text:style-name="P17"><text:tab/>);</text:p>
      <text:p text:style-name="P14"><text:soft-page-break/>CREATE TABLE HOSPEDE_PRINCIPAL(</text:p>
      <text:p text:style-name="P14"><text:tab/>IdHospede INT NOT NULL ,</text:p>
      <text:p text:style-name="P14"><text:tab/>CpfCadastradoHospede CHARACTER(11) NOT NULL ,</text:p>
      <text:p text:style-name="P14"><text:tab/>NumAcompanhates INT ,</text:p>
      <text:p text:style-name="P14"><text:tab/>CodReserva INTEGER NOT NULL ,</text:p>
      <text:p text:style-name="P14"><text:tab/></text:p>
      <text:p text:style-name="P14"><text:tab/>PRIMARY KEY (idhospede),</text:p>
      <text:p text:style-name="P14"><text:tab/>FOREIGN KEY (codreserva) REFERENCES <text:span text:style-name="T3">RESERVA</text:span> (codigo) ,</text:p>
      <text:p text:style-name="P15"><text:tab/><text:span text:style-name="T4">FOREIGN KEY (cpfcadastradohospede) REFERENCES CADASTRO (cpf)</text:span></text:p>
      <text:p text:style-name="P14"><text:tab/> </text:p>
      <text:p text:style-name="P14">);</text:p>
      <text:p text:style-name="P1"/>
      <text:p text:style-name="P2">CREATE TABLE TIPO_QUARTO(</text:p>
      <text:p text:style-name="P2"/>
      <text:p text:style-name="P2"><text:tab/>Tipo VARCHAR(50) NOT NULL ,</text:p>
      <text:p text:style-name="P2"><text:tab/>Descricao VARCHAR(100) NOT NULL,</text:p>
      <text:p text:style-name="P2"/>
      <text:p text:style-name="P2"><text:tab/>PRIMARY KEY(Tipo)</text:p>
      <text:p text:style-name="P9"/>
      <text:p text:style-name="P2"><text:tab/></text:p>
      <text:p text:style-name="P2">);</text:p>
      <text:p text:style-name="P2"/>
      <text:p text:style-name="P2">CREATE TABLE QUARTO(</text:p>
      <text:p text:style-name="P2"/>
      <text:p text:style-name="P2"><text:tab/>Numero INT NOT NULL ,</text:p>
      <text:p text:style-name="P2"><text:tab/>Tipo VARCHAR(50) NOT NULL,</text:p>
      <text:p text:style-name="P2"><text:tab/>ValorDiaria REAL NOT NULL,</text:p>
      <text:p text:style-name="P2"><text:tab/>Status BOOLEAN NOT NULL ,</text:p>
      <text:p text:style-name="P2"><text:tab/>PRIMARY KEY(Numero) ,</text:p>
      <text:p text:style-name="P2"><text:tab/>FOREIGN KEY(Tipo) REFERENCES TIPO_QUARTO(Tipo)</text:p>
      <text:p text:style-name="P2"><text:tab/></text:p>
      <text:p text:style-name="P9"/>
      <text:p text:style-name="P2">);</text:p>
      <text:p text:style-name="P2"/>
      <text:p text:style-name="P3">CREATE TABLE HOSPEDE(</text:p>
      <text:p text:style-name="P3"/>
      <text:p text:style-name="P3"><text:tab/>ID SERIAL NOT NULL,</text:p>
      <text:p text:style-name="P3"><text:tab/>CpfCadastrado CHARACTER(11) NOT NULL,</text:p>
      <text:p text:style-name="P3"><text:tab/>MotivoViagem VARCHAR(100) NOT NULL,</text:p>
      <text:p text:style-name="P3"><text:tab/>LocalOrigem VARCHAR(100) NOT NULL,</text:p>
      <text:p text:style-name="P3"><text:tab/>LocalDestino VARCHAR(100) NOT NULL,</text:p>
      <text:p text:style-name="P3"><text:tab/>NumQuarto INT NOT NULL ,</text:p>
      <text:p text:style-name="P3"/>
      <text:p text:style-name="P3"><text:tab/>PRIMARY KEY(ID),</text:p>
      <text:p text:style-name="P3"><text:tab/>FOREIGN KEY(NumQuarto) REFERENCES QUARTO(numero),</text:p>
      <text:p text:style-name="P3"><text:tab/>FOREIGN KEY(CpfCadastrado) REFERENCES CADASTRO(cpf)</text:p>
      <text:p text:style-name="P9"/>
      <text:p text:style-name="P3"><text:tab/></text:p>
      <text:p text:style-name="P3">);</text:p>
      <text:p text:style-name="P3"/>
      <text:p text:style-name="P3"/>
      <text:p text:style-name="P4">CREATE TABLE CHECK_IN(</text:p>
      <text:p text:style-name="P4"><text:soft-page-break/></text:p>
      <text:p text:style-name="P4"><text:tab/>ID SERIAL NOT NULL,</text:p>
      <text:p text:style-name="P4"><text:tab/>DataMarcada DATE NOT NULL,</text:p>
      <text:p text:style-name="P4"><text:tab/>Status BOOLEAN NOT NULL,</text:p>
      <text:p text:style-name="P4"><text:tab/>HoraMarcada TIME NOT NULL,</text:p>
      <text:p text:style-name="P4"><text:tab/>Observacao VARCHAR(100) NOT NULL,</text:p>
      <text:p text:style-name="P4"><text:tab/>CpfHospedeCadastrado CHARACTER(11) NOT NULL,</text:p>
      <text:p text:style-name="P4"><text:tab/>Data DATE NOT NULL,</text:p>
      <text:p text:style-name="P4"><text:tab/>Hora TIME NOT NULL,</text:p>
      <text:p text:style-name="P4"/>
      <text:p text:style-name="P4"><text:tab/>PRIMARY KEY(ID),</text:p>
      <text:p text:style-name="P4"><text:tab/>FOREIGN KEY(CpfHospedeCadastrado) REFERENCES CADASTRO(Cpf)</text:p>
      <text:p text:style-name="P4"><text:tab/><text:tab/></text:p>
      <text:p text:style-name="P4">);</text:p>
      <text:p text:style-name="P4"/>
      <text:p text:style-name="P4">CREATE TABLE CHECK_OUT(</text:p>
      <text:p text:style-name="P4"/>
      <text:p text:style-name="P4"><text:tab/>ID SERIAL NOT NULL,</text:p>
      <text:p text:style-name="P4"><text:tab/>DataMarcada DATE NOT NULL,</text:p>
      <text:p text:style-name="P4"><text:tab/>Status BOOLEAN NOT NULL,</text:p>
      <text:p text:style-name="P4"><text:tab/>HoraMarcada TIME NOT NULL,</text:p>
      <text:p text:style-name="P4"><text:tab/>Observacao VARCHAR(100) NOT NULL,</text:p>
      <text:p text:style-name="P4"><text:tab/>CpfHospedeCadastrado CHARACTER(11) NOT NULL,</text:p>
      <text:p text:style-name="P4"><text:tab/>Data DATE NOT NULL,</text:p>
      <text:p text:style-name="P4"><text:tab/>Hora TIME NOT NULL,</text:p>
      <text:p text:style-name="P4"/>
      <text:p text:style-name="P4"><text:tab/>PRIMARY KEY(ID),</text:p>
      <text:p text:style-name="P4"><text:tab/>FOREIGN KEY(CpfHospedeCadastrado) REFERENCES CADASTRO(Cpf)</text:p>
      <text:p text:style-name="P4"><text:tab/></text:p>
      <text:p text:style-name="P4">);</text:p>
      <text:p text:style-name="P4"/>
      <text:p text:style-name="P12"/>
      <text:p text:style-name="P5">CREATE TABLE RESERVA(</text:p>
      <text:p text:style-name="P5"><text:tab/>Codigo SERIAL NOT NULL,</text:p>
      <text:p text:style-name="P5"><text:tab/>Data DATE NOT NULL,</text:p>
      <text:p text:style-name="P5"><text:tab/>Status BOOLEAN NOT NULL,</text:p>
      <text:p text:style-name="P5"><text:tab/>Tipo VARCHAR(50),</text:p>
      <text:p text:style-name="P5"><text:tab/>NumQuarto INT NOT NULL,</text:p>
      <text:p text:style-name="P5"><text:tab/>NotaFiscalDespesa VARCHAR(30),</text:p>
      <text:p text:style-name="P5"/>
      <text:p text:style-name="P5"><text:tab/>PRIMARY KEY(Codigo),</text:p>
      <text:p text:style-name="P5"><text:tab/>FOREIGN KEY(NumQuarto) REFERENCES QUARTO(Numero),</text:p>
      <text:p text:style-name="P5"><text:tab/>FOREIGN KEY(NotaFiscalDespesa) REFERENCES DESPESA(NotaFiscal) </text:p>
      <text:p text:style-name="P5">);</text:p>
      <text:p text:style-name="P5"/>
      <text:p text:style-name="P6"/>
      <text:p text:style-name="P6"/>
      <text:p text:style-name="P6">CREATE TABLE SERVICO_LAVANDEIRA(</text:p>
      <text:p text:style-name="P6"/>
      <text:p text:style-name="P6"><text:tab/>IdServExtra INT NOT NULL,<text:tab/></text:p>
      <text:p text:style-name="P6"><text:tab/>TotalPecas INT NOT NULL,</text:p>
      <text:p text:style-name="P6"><text:tab/>NotaFiscalDespesa VARCHAR(30) NOT NULL,</text:p>
      <text:p text:style-name="P6"><text:soft-page-break/><text:tab/>NumQuarto INT NOT NULL,</text:p>
      <text:p text:style-name="P6"><text:tab/>Data DATE NOT NULL,</text:p>
      <text:p text:style-name="P6"><text:tab/>Hora TIME NOT NULL,</text:p>
      <text:p text:style-name="P6"/>
      <text:p text:style-name="P6"><text:tab/>PRIMARY KEY(IdServExtra) ,</text:p>
      <text:p text:style-name="P6"><text:tab/>FOREIGN KEY(NotaFiscalDespesa) REFERENCES DESPESA(NotaFiscaL),</text:p>
      <text:p text:style-name="P6"><text:tab/>FOREIGN KEY(NumQuarto) REFERENCES QUARTO(numero)</text:p>
      <text:p text:style-name="P6"><text:tab/></text:p>
      <text:p text:style-name="P6">);</text:p>
      <text:p text:style-name="P6"/>
      <text:p text:style-name="P7"/>
      <text:p text:style-name="P7"/>
      <text:p text:style-name="P7">CREATE TABLE SERVICO_ACADEMIA(</text:p>
      <text:p text:style-name="P7"/>
      <text:p text:style-name="P7"><text:tab/>IdServExtra INT NOT NULL,</text:p>
      <text:p text:style-name="P7"><text:tab/>TotalPecas INT NOT NULL,</text:p>
      <text:p text:style-name="P7"><text:tab/>NotaFiscalDespesa VARCHAR(30) NOT NULL,</text:p>
      <text:p text:style-name="P7"><text:tab/>NumQuarto INT NOT NULL,</text:p>
      <text:p text:style-name="P7"><text:tab/>Data DATE NOT NULL,</text:p>
      <text:p text:style-name="P7"><text:tab/>Hora TIME NOT NULL,</text:p>
      <text:p text:style-name="P7"/>
      <text:p text:style-name="P7"><text:tab/>PRIMARY KEY(IdServExtra) ,</text:p>
      <text:p text:style-name="P7"><text:tab/>FOREIGN KEY(NotaFiscalDespesa) REFERENCES DESPESA(NotaFiscaL),</text:p>
      <text:p text:style-name="P7"><text:tab/>FOREIGN KEY(NumQuarto) REFERENCES QUARTO(numero)</text:p>
      <text:p text:style-name="P7"><text:tab/></text:p>
      <text:p text:style-name="P7">);</text:p>
      <text:p text:style-name="P7"/>
      <text:p text:style-name="P7"/>
      <text:p text:style-name="P7"/>
      <text:p text:style-name="P7">CREATE TABLE SERVICO_BAR_RESTAURANTE(</text:p>
      <text:p text:style-name="P7"/>
      <text:p text:style-name="P7"><text:tab/>IdServExtra INT NOT NULL,</text:p>
      <text:p text:style-name="P7"><text:tab/>NotaFiscalDespesa VARCHAR(30) NOT NULL,</text:p>
      <text:p text:style-name="P7"><text:tab/>NumQuarto INT NOT NULL,</text:p>
      <text:p text:style-name="P7"><text:tab/>Data DATE NOT NULL,</text:p>
      <text:p text:style-name="P7"><text:tab/>Hora TIME NOT NULL,</text:p>
      <text:p text:style-name="P7"/>
      <text:p text:style-name="P7"><text:tab/>PRIMARY KEY(IdServExtra) ,</text:p>
      <text:p text:style-name="P7"><text:tab/>FOREIGN KEY(NotaFiscalDespesa) REFERENCES DESPESA(NotaFiscaL),</text:p>
      <text:p text:style-name="P7"><text:tab/>FOREIGN KEY(NumQuarto) REFERENCES QUARTO(numero)</text:p>
      <text:p text:style-name="P7"><text:tab/></text:p>
      <text:p text:style-name="P7">);</text:p>
      <text:p text:style-name="P7"/>
      <text:p text:style-name="P7"/>
      <text:p text:style-name="P7"/>
      <text:p text:style-name="P7">CREATE TABLE SERVICO_FRIGOBAR(</text:p>
      <text:p text:style-name="P7"/>
      <text:p text:style-name="P7"><text:tab/>IdServExtra INT NOT NULL,</text:p>
      <text:p text:style-name="P7"><text:tab/>NotaFiscalDespesa VARCHAR(30) NOT NULL,</text:p>
      <text:p text:style-name="P7"><text:tab/>NumQuarto INT NOT NULL,</text:p>
      <text:p text:style-name="P7"><text:tab/>Data DATE NOT NULL,</text:p>
      <text:p text:style-name="P7"><text:tab/>Hora TIME NOT NULL,</text:p>
      <text:p text:style-name="P7"><text:soft-page-break/></text:p>
      <text:p text:style-name="P7"><text:tab/>PRIMARY KEY(IdServExtra) ,</text:p>
      <text:p text:style-name="P7"><text:tab/>FOREIGN KEY(NotaFiscalDespesa) REFERENCES DESPESA(NotaFiscaL),</text:p>
      <text:p text:style-name="P7"><text:tab/>FOREIGN KEY(NumQuarto) REFERENCES QUARTO(numero)</text:p>
      <text:p text:style-name="P7"><text:tab/></text:p>
      <text:p text:style-name="P7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6:19:47.024938589</meta:creation-date>
    <dc:date>2017-08-28T23:11:18.648442191</dc:date>
    <meta:editing-duration>PT2H5M35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5" meta:paragraph-count="160" meta:word-count="525" meta:character-count="4176" meta:non-whitespace-character-count="3648"/>
  </office:meta>
</office:document-meta>
</file>